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Value.getInternal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Value.DateValue( Calendar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Value.get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Value.get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Value.valueOf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Value.getDou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Value.get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Valu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e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